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5in"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2" style:parent-style-name="Normal" style:list-style-name="LFO1"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3" style:parent-style-name="Normal" style:list-style-name="LFO1"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4" style:parent-style-name="Normal" style:list-style-name="LFO1"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5" style:parent-style-name="Normal" style:list-style-name="LFO1"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6" style:parent-style-name="Normal" style:list-style-name="LFO1"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7" style:parent-style-name="Normal" style:family="paragraph">
      <style:paragraph-properties fo:margin-top="0.25in"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8" style:parent-style-name="Normal" style:list-style-name="LFO2" style:family="paragraph">
      <style:paragraph-properties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9" style:parent-style-name="Normal" style:list-style-name="LFO2"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0" style:parent-style-name="Normal" style:list-style-name="LFO2"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1" style:parent-style-name="Normal" style:list-style-name="LFO2" style:family="paragraph">
      <style:paragraph-properties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2" style:parent-style-name="Normal" style:list-style-name="LFO2" style:family="paragraph">
      <style:paragraph-properties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3" style:parent-style-name="Normal" style:family="paragraph">
      <style:paragraph-properties fo:margin-top="0.25in"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4" style:parent-style-name="Normal" style:list-style-name="LFO3"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5" style:parent-style-name="Normal" style:list-style-name="LFO3"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6" style:parent-style-name="Normal" style:list-style-name="LFO3"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7" style:parent-style-name="Normal" style:list-style-name="LFO3"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8" style:parent-style-name="Normal" style:list-style-name="LFO3"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19" style:parent-style-name="Normal" style:family="paragraph">
      <style:paragraph-properties fo:margin-top="0.0694in" fo:margin-bottom="0.1041in" fo:line-height="100%" fo:background-color="#FFFFFF"/>
    </style:style>
    <style:style style:name="T20" style:parent-style-name="DefaultParagraphFont" style:family="text">
      <style:text-properties style:font-name="Arial" style:font-name-asian="Times New Roman" style:font-name-complex="Arial" fo:color="#1F1F1F" style:letter-kerning="false" fo:font-size="12pt" style:font-size-asian="12pt" style:font-size-complex="12pt" style:language-asian="en" style:country-asian="IN"/>
    </style:style>
    <style:style style:name="T21" style:parent-style-name="DefaultParagraphFont" style:family="text">
      <style:text-properties style:font-name="Arial" style:font-name-asian="Times New Roman" style:font-name-complex="Arial" fo:font-weight="bold" style:font-weight-asian="bold" style:font-weight-complex="bold" fo:color="#1F1F1F" style:letter-kerning="false" fo:font-size="12pt" style:font-size-asian="12pt" style:font-size-complex="12pt" style:language-asian="en" style:country-asian="IN"/>
    </style:style>
    <style:style style:name="T22" style:parent-style-name="DefaultParagraphFont" style:family="text">
      <style:text-properties style:font-name="Arial" style:font-name-asian="Times New Roman" style:font-name-complex="Arial" fo:color="#1F1F1F" style:letter-kerning="false" fo:font-size="12pt" style:font-size-asian="12pt" style:font-size-complex="12pt" style:language-asian="en" style:country-asian="IN"/>
    </style:style>
    <style:style style:name="P23" style:parent-style-name="Normal" style:family="paragraph">
      <style:paragraph-properties fo:margin-top="0.25in" fo:margin-bottom="0.25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24" style:parent-style-name="Normal" style:list-style-name="LFO4"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25" style:parent-style-name="Normal" style:list-style-name="LFO4"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style:style style:name="P26" style:parent-style-name="Normal" style:list-style-name="LFO4" style:family="paragraph">
      <style:paragraph-properties fo:margin-top="0.0694in" fo:margin-bottom="0.1041in" fo:line-height="100%" fo:background-color="#FFFFFF"/>
      <style:text-properties style:font-name="Arial" style:font-name-asian="Times New Roman" style:font-name-complex="Arial" fo:color="#1F1F1F" style:letter-kerning="false" fo:font-size="12pt" style:font-size-asian="12pt" style:font-size-complex="12pt" style:language-asian="en" style:country-asian="IN"/>
    </style:style>
  </office:automatic-styles>
  <office:body>
    <office:text text:use-soft-page-breaks="true">
      <text:p text:style-name="P1">Challenge 1: Converting an STL file into slicer software</text:p>
      <text:list text:style-name="LFO1" text:continue-numbering="true">
        <text:list-item>
          <text:p text:style-name="P2">Choose a slicer software that is compatible with your LOM machine. There are many different slicer software programs available, both free and paid.</text:p>
        </text:list-item>
        <text:list-item>
          <text:p text:style-name="P3">Import STL file into the slicer software.</text:p>
        </text:list-item>
        <text:list-item>
          <text:p text:style-name="P4">Orient the STL file in the slicer software so that it is in the desired position on the build platform.</text:p>
        </text:list-item>
        <text:list-item>
          <text:p text:style-name="P5">Slice the STL file into layers. The thickness of the layers will depend on the resolution of your LOM machine.</text:p>
        </text:list-item>
        <text:list-item>
          <text:p text:style-name="P6">Export the sliced file from the slicer software.</text:p>
        </text:list-item>
      </text:list>
      <text:p text:style-name="P7">Challenge 2: Finding a method to place sheets layer by layer</text:p>
      <text:list text:style-name="LFO2" text:continue-numbering="true">
        <text:list-item>
          <text:p text:style-name="P8">There are two main methods for placing sheets layer by layer in LOM:</text:p>
          <text:list text:continue-numbering="true">
            <text:list-item>
              <text:p text:style-name="P9">Manual deposition: This method involves manually placing each sheet layer on the build platform. This method is time-consuming and can be difficult to achieve consistent results.</text:p>
            </text:list-item>
            <text:list-item>
              <text:p text:style-name="P10">Automated deposition: This method uses a robotic arm to place each sheet layer on the build platform. This method is more expensive than manual deposition, but it is also more accurate and efficient.</text:p>
            </text:list-item>
          </text:list>
        </text:list-item>
        <text:list-item>
          <text:p text:style-name="P11">If using manual deposition, <text:s/>need to develop a jig or fixture to hold the sheets in place while they are being deposited.</text:p>
        </text:list-item>
        <text:list-item>
          <text:p text:style-name="P12">If<text:s/>using automated deposition, you will need to program the robotic arm to place the sheets in the correct position on the build platform.</text:p>
        </text:list-item>
      </text:list>
      <text:p text:style-name="P13">Project plan:</text:p>
      <text:list text:style-name="LFO3" text:continue-numbering="true">
        <text:list-item>
          <text:p text:style-name="P14">Week 1: Choose a slicer software and export the sliced file from the STL file.</text:p>
        </text:list-item>
        <text:list-item>
          <text:p text:style-name="P15">Week 2: Develop a jig or fixture for manual deposition or program the robotic arm for automated deposition.</text:p>
        </text:list-item>
        <text:list-item>
          <text:p text:style-name="P16">Week 3: Deposit the first layer of sheets on the build platform.</text:p>
        </text:list-item>
        <text:list-item>
          <text:p text:style-name="P17">Week 4: Repeat step 3 until all of the layers have been deposited.</text:p>
        </text:list-item>
        <text:list-item>
          <text:p text:style-name="P18">Week 5: Remove the finished landscape from the build platform.</text:p>
        </text:list-item>
      </text:list>
      <text:p text:style-name="P19"><text:span text:style-name="T20">Slicing Software<text:s/></text:span><text:span text:style-name="T21">: Solidworks Cam or LOM Slice</text:span><text:span text:style-name="T22"><text:s/></text:span></text:p>
      <text:p text:style-name="P23"/>
      <text:soft-page-break/>
      <text:list text:style-name="LFO4" text:continue-numbering="true">
        <text:list-item>
          <text:p text:style-name="P24">Use a high-quality STL file. The better the quality of the STL file, the better the quality of the finished landscape will be.</text:p>
        </text:list-item>
        <text:list-item>
          <text:p text:style-name="P25">Use the correct settings in the slicer software. The settings in the slicer software can have a big impact on the quality of the finished landscape.</text:p>
        </text:list-item>
        <text:list-item>
          <text:p text:style-name="P26">Use a consistent deposition method. If using manual deposition, make sure to deposit each sheet layer in the same way. If you are using automated deposition, make sure to program the robotic arm to deposit each sheet layer in the same way.</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animating" style:display-name="animat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sun K R</meta:initial-creator>
    <dc:creator>Rasun K R</dc:creator>
    <meta:creation-date>2023-10-29T17:34:00Z</meta:creation-date>
    <dc:date>2023-10-29T18:02:00Z</dc:date>
    <meta:template xlink:href="Normal" xlink:type="simple"/>
    <meta:editing-cycles>1</meta:editing-cycles>
    <meta:editing-duration>PT1680S</meta:editing-duration>
    <meta:document-statistic meta:page-count="2" meta:paragraph-count="4" meta:word-count="334" meta:character-count="2239" meta:row-count="15" meta:non-whitespace-character-count="1909"/>
  </office:meta>
</office:document-meta>
</file>